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bc15" officeooo:paragraph-rsid="0003191d"/>
    </style:style>
    <style:style style:name="P2" style:family="paragraph" style:parent-style-name="Standard">
      <style:text-properties officeooo:rsid="0003191d" officeooo:paragraph-rsid="0003191d"/>
    </style:style>
    <style:style style:name="P3" style:family="paragraph" style:parent-style-name="Standard">
      <style:text-properties officeooo:rsid="0004ff72" officeooo:paragraph-rsid="0004ff72"/>
    </style:style>
    <style:style style:name="T1" style:family="text">
      <style:text-properties officeooo:rsid="0018e789"/>
    </style:style>
    <style:style style:name="T2" style:family="text">
      <style:text-properties officeooo:rsid="0003191d"/>
    </style:style>
    <style:style style:name="T3" style:family="text">
      <style:text-properties officeooo:rsid="0004ff72"/>
    </style:style>
    <style:style style:name="T4" style:family="text">
      <style:text-properties officeooo:rsid="00069d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2">11</text:span> <text:span text:style-name="T1">May</text:span> 2020</text:p>
      <text:p text:style-name="P1">Group I</text:p>
      <text:p text:style-name="P1">Present: Alex, Colin, Mariah, Peter, Stefan </text:p>
      <text:p text:style-name="P1">Absent: </text:p>
      <text:p text:style-name="P1">Started: <text:span text:style-name="T2">1:55</text:span> PM</text:p>
      <text:p text:style-name="P1"/>
      <text:p text:style-name="P2">This <text:span text:style-name="T3">is</text:span> likely the last meeting before all members shift their attention to the final essay. <text:span text:style-name="T3">Over the course of the weekend, Stefan kept all team members updated on his progress with File Options. Other members have wrapped up their work as well.</text:span></text:p>
      <text:p text:style-name="P2"/>
      <text:p text:style-name="P3">All members were present for this meeting.</text:p>
      <text:p text:style-name="P3"/>
      <text:p text:style-name="P3">Peter and Mariah started this meeting by showing how their win solution worked. The boolean flag value was working great, and the user was instantly notified if they found a winning solution.</text:p>
      <text:p text:style-name="P3"/>
      <text:p text:style-name="P3">The timer for the game also imported and exported it’s values well, although all members noted that the <text:s/>way Dr. Buckner formatted his timer was a bit different than ours, as his test files provided an odd play time.</text:p>
      <text:p text:style-name="P3"/>
      <text:p text:style-name="P3">Finally, Stefan displayed how he had fixed the default file not found issue. The user could now choose any valid file upon not finding a default file. If the user chose a bad file, they would be notified, and re<text:span text:style-name="T4">-</text:span>directed back to a file open window. If the user decided to cancel and not load anything, they would be greeted by a blank frame. This effectively gave the user a choice on what file to load at startup, within reason of file format. </text:p>
      <text:p text:style-name="P3"/>
      <text:p text:style-name="P3">All members said that they liked this functionality, and agreed to throw what they could at it before final submission. Between this bug hunting, and essay writing, all members agreed that this would be the last time that they met before submission. </text:p>
      <text:p text:style-name="P3"/>
      <text:p text:style-name="P3">The team said their goodbyes, and logged off for the day.</text:p>
      <text:p text:style-name="P3"/>
      <text:p text:style-name="P3">Meeting end: 2:45 PM</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0:50:30.098033318</meta:creation-date>
    <dc:date>2020-05-06T11:20:56.177306505</dc:date>
    <meta:editing-duration>PT20M8S</meta:editing-duration>
    <meta:editing-cycles>3</meta:editing-cycles>
    <meta:generator>LibreOffice/5.2.7.2$Linux_X86_64 LibreOffice_project/20m0$Build-2</meta:generator>
    <meta:document-statistic meta:table-count="0" meta:image-count="0" meta:object-count="0" meta:page-count="1" meta:paragraph-count="13" meta:word-count="277" meta:character-count="1562" meta:non-whitespace-character-count="1293"/>
  </office:meta>
</office:document-meta>
</file>